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a7373"/>
    </style:style>
    <style:style style:name="P2" style:family="paragraph" style:parent-style-name="Standard">
      <style:text-properties officeooo:paragraph-rsid="000c67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patologias</text:p>
      <text:p text:style-name="P2">oiesfreasl</text:p>
      <text:p text:style-name="P2">oicilindrosl</text:p>
      <text:p text:style-name="P2">oiejesl</text:p>
      <text:p text:style-name="P2">oiprismal</text:p>
      <text:p text:style-name="P2">oiadicionl</text:p>
      <text:p text:style-name="P2">odesferasl</text:p>
      <text:p text:style-name="P2">odcilndrosl</text:p>
      <text:p text:style-name="P2">odejesl</text:p>
      <text:p text:style-name="P2">odprismal</text:p>
      <text:p text:style-name="P2">odadicionl</text:p>
      <text:p text:style-name="P2">oiesferasa</text:p>
      <text:p text:style-name="P2">oicolindrosa</text:p>
      <text:p text:style-name="P2">oiejesa</text:p>
      <text:p text:style-name="P2">oiprismaa</text:p>
      <text:p text:style-name="P2">oiadiciona</text:p>
      <text:p text:style-name="P2">odesferasa</text:p>
      <text:p text:style-name="P2">odcilindrosa</text:p>
      <text:p text:style-name="P2">odejesa</text:p>
      <text:p text:style-name="P2">odprismaa</text:p>
      <text:p text:style-name="P2">oddiciona</text:p>
      <text:p text:style-name="P2">sugeridos</text:p>
      <text:p text:style-name="P2">diagnostico</text:p>
      <text:p text:style-name="P2">medicamento</text:p>
      <text:p text:style-name="P2">id_usuario</text:p>
      <text:p text:style-name="P2">id_paciente</text:p>
      <text:p text:style-name="P2">observacione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SV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SV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sconocido </meta:initial-creator>
    <meta:creation-date>2019-04-07T12:51:36.342062364</meta:creation-date>
    <dc:date>2019-04-07T13:58:50.127735379</dc:date>
    <dc:creator>Desconocido </dc:creator>
    <meta:editing-duration>PT21M22S</meta:editing-duration>
    <meta:editing-cycles>2</meta:editing-cycles>
    <meta:generator>LibreOffice/6.0.4.2$Linux_X86_64 LibreOffice_project/9b0d9b32d5dcda91d2f1a96dc04c645c450872bf</meta:generator>
    <meta:document-statistic meta:table-count="0" meta:image-count="0" meta:object-count="0" meta:page-count="1" meta:paragraph-count="27" meta:word-count="27" meta:character-count="265" meta:non-whitespace-character-count="265"/>
  </office:meta>
</office:document-meta>
</file>